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0.107cm" table:align="left" fo:background-color="#ffffff">
        <style:background-image/>
      </style:table-properties>
    </style:style>
    <style:style style:name="Tabella1.A" style:family="table-column">
      <style:table-column-properties style:column-width="2.448cm"/>
    </style:style>
    <style:style style:name="Tabella1.B" style:family="table-column">
      <style:table-column-properties style:column-width="3.097cm"/>
    </style:style>
    <style:style style:name="Tabella1.C" style:family="table-column">
      <style:table-column-properties style:column-width="2.32cm"/>
    </style:style>
    <style:style style:name="Tabella1.D" style:family="table-column">
      <style:table-column-properties style:column-width="1.226cm"/>
    </style:style>
    <style:style style:name="Tabella1.E" style:family="table-column">
      <style:table-column-properties style:column-width="1.016cm"/>
    </style:style>
    <style:style style:name="Tabella1.1" style:family="table-row">
      <style:table-row-properties fo:background-color="#f9f9f9">
        <style:background-image/>
      </style:table-row-properties>
    </style:style>
    <style:style style:name="Tabella1.A1" style:family="table-cell">
      <style:table-cell-properties style:vertical-align="middle" fo:padding="0.212cm" fo:border="0.05pt solid #dddddd"/>
    </style:style>
    <style:style style:name="P1" style:family="paragraph" style:parent-style-name="Standard">
      <style:text-properties officeooo:rsid="00164ab0" officeooo:paragraph-rsid="00164ab0"/>
    </style:style>
    <style:style style:name="P2" style:family="paragraph" style:parent-style-name="Standard">
      <style:text-properties fo:font-weight="normal" officeooo:rsid="00164ab0" officeooo:paragraph-rsid="00164ab0" style:font-weight-asian="normal" style:font-weight-complex="normal"/>
    </style:style>
    <style:style style:name="P3" style:family="paragraph" style:parent-style-name="Standard">
      <style:text-properties fo:font-weight="normal" officeooo:rsid="00164ab0" officeooo:paragraph-rsid="002dec3e" style:font-weight-asian="normal" style:font-weight-complex="normal"/>
    </style:style>
    <style:style style:name="P4" style:family="paragraph" style:parent-style-name="Standard">
      <style:text-properties fo:font-weight="normal" officeooo:rsid="00199922" officeooo:paragraph-rsid="00199922" style:font-weight-asian="normal" style:font-weight-complex="normal"/>
    </style:style>
    <style:style style:name="P5" style:family="paragraph" style:parent-style-name="Standard">
      <style:text-properties fo:font-weight="normal" officeooo:rsid="0019a883" officeooo:paragraph-rsid="0019a883" style:font-weight-asian="normal" style:font-weight-complex="normal"/>
    </style:style>
    <style:style style:name="P6" style:family="paragraph" style:parent-style-name="Standard">
      <style:text-properties fo:font-weight="normal" officeooo:rsid="001aa7aa" officeooo:paragraph-rsid="001aa7aa" style:font-weight-asian="normal" style:font-weight-complex="normal"/>
    </style:style>
    <style:style style:name="P7" style:family="paragraph" style:parent-style-name="Standard">
      <style:text-properties fo:font-weight="normal" officeooo:rsid="001be1e9" officeooo:paragraph-rsid="001be1e9" style:font-weight-asian="normal" style:font-weight-complex="normal"/>
    </style:style>
    <style:style style:name="P8" style:family="paragraph" style:parent-style-name="Standard">
      <style:text-properties fo:font-weight="normal" officeooo:rsid="001cc9b0" officeooo:paragraph-rsid="001cc9b0" style:font-weight-asian="normal" style:font-weight-complex="normal"/>
    </style:style>
    <style:style style:name="P9" style:family="paragraph" style:parent-style-name="Standard">
      <style:text-properties fo:font-weight="normal" officeooo:rsid="001cc9b0" officeooo:paragraph-rsid="001d2434" style:font-weight-asian="normal" style:font-weight-complex="normal"/>
    </style:style>
    <style:style style:name="P10" style:family="paragraph" style:parent-style-name="Standard">
      <style:text-properties fo:font-weight="normal" officeooo:rsid="001d2434" officeooo:paragraph-rsid="001d2434" style:font-weight-asian="normal" style:font-weight-complex="normal"/>
    </style:style>
    <style:style style:name="P11" style:family="paragraph" style:parent-style-name="Standard">
      <style:text-properties fo:font-weight="normal" officeooo:rsid="001d2434" officeooo:paragraph-rsid="001db5d7" style:font-weight-asian="normal" style:font-weight-complex="normal"/>
    </style:style>
    <style:style style:name="P12" style:family="paragraph" style:parent-style-name="Standard">
      <style:text-properties fo:font-weight="normal" officeooo:rsid="001d2434" officeooo:paragraph-rsid="001fada1" style:font-weight-asian="normal" style:font-weight-complex="normal"/>
    </style:style>
    <style:style style:name="P13" style:family="paragraph" style:parent-style-name="Standard">
      <style:text-properties fo:font-weight="normal" officeooo:rsid="001d2434" officeooo:paragraph-rsid="00350e11" style:font-weight-asian="normal" style:font-weight-complex="normal"/>
    </style:style>
    <style:style style:name="P14" style:family="paragraph" style:parent-style-name="Standard">
      <style:text-properties fo:font-weight="normal" officeooo:rsid="00220c91" officeooo:paragraph-rsid="00220c91" style:font-weight-asian="normal" style:font-weight-complex="normal"/>
    </style:style>
    <style:style style:name="P15" style:family="paragraph" style:parent-style-name="Standard">
      <style:text-properties fo:font-weight="normal" officeooo:rsid="00220c91" officeooo:paragraph-rsid="002250b2" style:font-weight-asian="normal" style:font-weight-complex="normal"/>
    </style:style>
    <style:style style:name="P16" style:family="paragraph" style:parent-style-name="Standard">
      <style:text-properties fo:font-weight="normal" officeooo:rsid="002250b2" officeooo:paragraph-rsid="002250b2" style:font-weight-asian="normal" style:font-weight-complex="normal"/>
    </style:style>
    <style:style style:name="P17" style:family="paragraph" style:parent-style-name="Standard">
      <style:text-properties fo:font-weight="normal" officeooo:rsid="0023b393" officeooo:paragraph-rsid="0023b393" style:font-weight-asian="normal" style:font-weight-complex="normal"/>
    </style:style>
    <style:style style:name="P18" style:family="paragraph" style:parent-style-name="Standard">
      <style:text-properties fo:font-weight="normal" officeooo:rsid="00249495" officeooo:paragraph-rsid="00249495" style:font-weight-asian="normal" style:font-weight-complex="normal"/>
    </style:style>
    <style:style style:name="P19" style:family="paragraph" style:parent-style-name="Standard">
      <style:text-properties fo:font-weight="normal" officeooo:rsid="00249495" officeooo:paragraph-rsid="0026a83d" style:font-weight-asian="normal" style:font-weight-complex="normal"/>
    </style:style>
    <style:style style:name="P20" style:family="paragraph" style:parent-style-name="Standard">
      <style:text-properties fo:font-weight="normal" officeooo:rsid="0026a83d" officeooo:paragraph-rsid="0027c175" style:font-weight-asian="normal" style:font-weight-complex="normal"/>
    </style:style>
    <style:style style:name="P21" style:family="paragraph" style:parent-style-name="Standard">
      <style:text-properties fo:font-weight="normal" officeooo:rsid="0026a83d" officeooo:paragraph-rsid="002dec3e" style:font-weight-asian="normal" style:font-weight-complex="normal"/>
    </style:style>
    <style:style style:name="P22" style:family="paragraph" style:parent-style-name="Standard">
      <style:text-properties fo:font-weight="normal" officeooo:rsid="0027c175" officeooo:paragraph-rsid="0027c175" style:font-weight-asian="normal" style:font-weight-complex="normal"/>
    </style:style>
    <style:style style:name="P23" style:family="paragraph" style:parent-style-name="Standard">
      <style:text-properties fo:font-weight="normal" officeooo:rsid="0027c175" officeooo:paragraph-rsid="0028848f" style:font-weight-asian="normal" style:font-weight-complex="normal"/>
    </style:style>
    <style:style style:name="P24" style:family="paragraph" style:parent-style-name="Standard">
      <style:text-properties fo:font-weight="normal" officeooo:rsid="0028848f" officeooo:paragraph-rsid="0028848f" style:font-weight-asian="normal" style:font-weight-complex="normal"/>
    </style:style>
    <style:style style:name="P25" style:family="paragraph" style:parent-style-name="Standard">
      <style:text-properties fo:font-weight="normal" officeooo:rsid="0028848f" officeooo:paragraph-rsid="0027c175" style:font-weight-asian="normal" style:font-weight-complex="normal"/>
    </style:style>
    <style:style style:name="P26" style:family="paragraph" style:parent-style-name="Standard">
      <style:text-properties fo:font-weight="normal" officeooo:rsid="0029efa8" officeooo:paragraph-rsid="0029efa8" style:font-weight-asian="normal" style:font-weight-complex="normal"/>
    </style:style>
    <style:style style:name="P27" style:family="paragraph" style:parent-style-name="Standard">
      <style:text-properties fo:font-weight="normal" officeooo:rsid="002b68cb" officeooo:paragraph-rsid="002b68cb" style:font-weight-asian="normal" style:font-weight-complex="normal"/>
    </style:style>
    <style:style style:name="P28" style:family="paragraph" style:parent-style-name="Standard">
      <style:text-properties fo:font-weight="normal" officeooo:rsid="002df3e7" officeooo:paragraph-rsid="002df3e7" style:font-weight-asian="normal" style:font-weight-complex="normal"/>
    </style:style>
    <style:style style:name="P29" style:family="paragraph" style:parent-style-name="Standard">
      <style:text-properties fo:font-weight="normal" officeooo:rsid="002fd2c9" officeooo:paragraph-rsid="002fd2c9" style:font-weight-asian="normal" style:font-weight-complex="normal"/>
    </style:style>
    <style:style style:name="P30" style:family="paragraph" style:parent-style-name="Standard">
      <style:text-properties fo:font-weight="normal" officeooo:rsid="00319194" officeooo:paragraph-rsid="00319194" style:font-weight-asian="normal" style:font-weight-complex="normal"/>
    </style:style>
    <style:style style:name="P31" style:family="paragraph" style:parent-style-name="Standard">
      <style:text-properties fo:font-weight="normal" officeooo:rsid="003341e9" officeooo:paragraph-rsid="003341e9" style:font-weight-asian="normal" style:font-weight-complex="normal"/>
    </style:style>
    <style:style style:name="P32" style:family="paragraph" style:parent-style-name="Standard">
      <style:text-properties fo:font-weight="normal" officeooo:rsid="00350e11" officeooo:paragraph-rsid="00350e11" style:font-weight-asian="normal" style:font-weight-complex="normal"/>
    </style:style>
    <style:style style:name="P33" style:family="paragraph" style:parent-style-name="Standard">
      <style:text-properties fo:font-weight="normal" officeooo:rsid="00369261" officeooo:paragraph-rsid="00369261" style:font-weight-asian="normal" style:font-weight-complex="normal"/>
    </style:style>
    <style:style style:name="P34" style:family="paragraph" style:parent-style-name="Standard">
      <style:text-properties fo:font-weight="normal" officeooo:rsid="00389a0d" officeooo:paragraph-rsid="00389a0d" style:font-weight-asian="normal" style:font-weight-complex="normal"/>
    </style:style>
    <style:style style:name="P35" style:family="paragraph" style:parent-style-name="Standard">
      <style:text-properties fo:font-weight="normal" officeooo:rsid="00389a0d" officeooo:paragraph-rsid="0040c3a1" style:font-weight-asian="normal" style:font-weight-complex="normal"/>
    </style:style>
    <style:style style:name="P36" style:family="paragraph" style:parent-style-name="Standard">
      <style:text-properties fo:font-weight="normal" officeooo:rsid="00389a0d" officeooo:paragraph-rsid="003d9e29" style:font-weight-asian="normal" style:font-weight-complex="normal"/>
    </style:style>
    <style:style style:name="P37" style:family="paragraph" style:parent-style-name="Standard">
      <style:text-properties fo:font-weight="normal" officeooo:rsid="00389a0d" officeooo:paragraph-rsid="0049b290" style:font-weight-asian="normal" style:font-weight-complex="normal"/>
    </style:style>
    <style:style style:name="P38" style:family="paragraph" style:parent-style-name="Standard">
      <style:text-properties fo:font-weight="normal" officeooo:rsid="00389a0d" officeooo:paragraph-rsid="004dc0ba" style:font-weight-asian="normal" style:font-weight-complex="normal"/>
    </style:style>
    <style:style style:name="P39" style:family="paragraph" style:parent-style-name="Standard">
      <style:text-properties fo:font-weight="normal" officeooo:rsid="00389a0d" officeooo:paragraph-rsid="00516307" style:font-weight-asian="normal" style:font-weight-complex="normal"/>
    </style:style>
    <style:style style:name="P40" style:family="paragraph" style:parent-style-name="Standard">
      <style:text-properties fo:font-weight="normal" officeooo:rsid="00401cc6" officeooo:paragraph-rsid="00401cc6" style:font-weight-asian="normal" style:font-weight-complex="normal"/>
    </style:style>
    <style:style style:name="P41" style:family="paragraph" style:parent-style-name="Standard">
      <style:text-properties fo:font-weight="normal" officeooo:rsid="00401cc6" officeooo:paragraph-rsid="0040584d" style:font-weight-asian="normal" style:font-weight-complex="normal"/>
    </style:style>
    <style:style style:name="P42" style:family="paragraph" style:parent-style-name="Standard">
      <style:text-properties fo:font-weight="normal" officeooo:rsid="00401cc6" officeooo:paragraph-rsid="0040c3a1" style:font-weight-asian="normal" style:font-weight-complex="normal"/>
    </style:style>
    <style:style style:name="P43" style:family="paragraph" style:parent-style-name="Standard">
      <style:text-properties fo:font-weight="normal" officeooo:rsid="00401cc6" officeooo:paragraph-rsid="0043a3be" style:font-weight-asian="normal" style:font-weight-complex="normal"/>
    </style:style>
    <style:style style:name="P44" style:family="paragraph" style:parent-style-name="Standard">
      <style:text-properties fo:font-weight="normal" officeooo:rsid="00401cc6" officeooo:paragraph-rsid="0046c077" style:font-weight-asian="normal" style:font-weight-complex="normal"/>
    </style:style>
    <style:style style:name="P45" style:family="paragraph" style:parent-style-name="Standard">
      <style:text-properties fo:font-weight="normal" officeooo:rsid="0044c17b" officeooo:paragraph-rsid="0044c17b" style:font-weight-asian="normal" style:font-weight-complex="normal"/>
    </style:style>
    <style:style style:name="P46" style:family="paragraph" style:parent-style-name="Standard">
      <style:text-properties fo:font-weight="normal" officeooo:rsid="0046d70a" officeooo:paragraph-rsid="0046d70a" style:font-weight-asian="normal" style:font-weight-complex="normal"/>
    </style:style>
    <style:style style:name="P47" style:family="paragraph" style:parent-style-name="Standard">
      <style:text-properties fo:font-weight="normal" officeooo:rsid="0049b290" officeooo:paragraph-rsid="0049b290" style:font-weight-asian="normal" style:font-weight-complex="normal"/>
    </style:style>
    <style:style style:name="P48" style:family="paragraph" style:parent-style-name="Standard">
      <style:text-properties fo:font-weight="normal" officeooo:rsid="0049b290" officeooo:paragraph-rsid="004b0ef6" style:font-weight-asian="normal" style:font-weight-complex="normal"/>
    </style:style>
    <style:style style:name="P49" style:family="paragraph" style:parent-style-name="Standard">
      <style:text-properties fo:font-weight="normal" officeooo:rsid="004b0ef6" officeooo:paragraph-rsid="0049b290" style:font-weight-asian="normal" style:font-weight-complex="normal"/>
    </style:style>
    <style:style style:name="P50" style:family="paragraph" style:parent-style-name="Standard">
      <style:text-properties fo:font-weight="normal" officeooo:rsid="004b0ef6" officeooo:paragraph-rsid="004b0ef6" style:font-weight-asian="normal" style:font-weight-complex="normal"/>
    </style:style>
    <style:style style:name="P51" style:family="paragraph" style:parent-style-name="Standard">
      <style:text-properties fo:font-weight="normal" officeooo:rsid="004b815c" officeooo:paragraph-rsid="004b815c" style:font-weight-asian="normal" style:font-weight-complex="normal"/>
    </style:style>
    <style:style style:name="P52" style:family="paragraph" style:parent-style-name="Standard">
      <style:text-properties fo:font-weight="normal" officeooo:rsid="004cefca" officeooo:paragraph-rsid="004cefca" style:font-weight-asian="normal" style:font-weight-complex="normal"/>
    </style:style>
    <style:style style:name="P53" style:family="paragraph" style:parent-style-name="Standard">
      <style:text-properties fo:font-weight="normal" officeooo:rsid="004dc0ba" officeooo:paragraph-rsid="004eb48d" style:font-weight-asian="normal" style:font-weight-complex="normal"/>
    </style:style>
    <style:style style:name="P54" style:family="paragraph" style:parent-style-name="Standard">
      <style:text-properties fo:font-weight="normal" officeooo:rsid="004dc0ba" officeooo:paragraph-rsid="00516307" style:font-weight-asian="normal" style:font-weight-complex="normal"/>
    </style:style>
    <style:style style:name="P55" style:family="paragraph" style:parent-style-name="Standard">
      <style:text-properties fo:font-weight="normal" officeooo:rsid="004eb48d" officeooo:paragraph-rsid="004eb48d" style:font-weight-asian="normal" style:font-weight-complex="normal"/>
    </style:style>
    <style:style style:name="P56" style:family="paragraph" style:parent-style-name="Standard">
      <style:text-properties fo:font-weight="normal" officeooo:rsid="00516307" officeooo:paragraph-rsid="00516307" style:font-weight-asian="normal" style:font-weight-complex="normal"/>
    </style:style>
    <style:style style:name="P57" style:family="paragraph" style:parent-style-name="Standard">
      <style:text-properties fo:font-weight="normal" officeooo:rsid="002dec3e" officeooo:paragraph-rsid="002dec3e" fo:background-color="#ffff00" style:font-weight-asian="normal" style:font-weight-complex="normal"/>
    </style:style>
    <style:style style:name="P58" style:family="paragraph" style:parent-style-name="Standard">
      <style:text-properties fo:font-weight="normal" officeooo:rsid="002dec3e" officeooo:paragraph-rsid="002df3e7" fo:background-color="#ffff00" style:font-weight-asian="normal" style:font-weight-complex="normal"/>
    </style:style>
    <style:style style:name="P59" style:family="paragraph" style:parent-style-name="Standard">
      <style:text-properties fo:font-weight="normal" officeooo:rsid="002fd2c9" officeooo:paragraph-rsid="002fd2c9" fo:background-color="#ffff00" style:font-weight-asian="normal" style:font-weight-complex="normal"/>
    </style:style>
    <style:style style:name="P60" style:family="paragraph" style:parent-style-name="Standard">
      <style:text-properties fo:font-weight="normal" officeooo:rsid="00319194" officeooo:paragraph-rsid="00319194" fo:background-color="#ffff00" style:font-weight-asian="normal" style:font-weight-complex="normal"/>
    </style:style>
    <style:style style:name="P61" style:family="paragraph" style:parent-style-name="Standard">
      <style:text-properties fo:font-weight="normal" officeooo:rsid="0019a883" officeooo:paragraph-rsid="002dec3e" fo:background-color="#ffff00" style:font-weight-asian="normal" style:font-weight-complex="normal"/>
    </style:style>
    <style:style style:name="P62" style:family="paragraph" style:parent-style-name="Standard">
      <style:text-properties fo:font-weight="normal" officeooo:rsid="00389a0d" officeooo:paragraph-rsid="00389a0d" fo:background-color="#ffff00" style:font-weight-asian="normal" style:font-weight-complex="normal"/>
    </style:style>
    <style:style style:name="P63" style:family="paragraph" style:parent-style-name="Standard">
      <style:text-properties fo:font-weight="normal" officeooo:rsid="0038fbde" officeooo:paragraph-rsid="0038fbde" fo:background-color="#ffff00" style:font-weight-asian="normal" style:font-weight-complex="normal"/>
    </style:style>
    <style:style style:name="P64" style:family="paragraph" style:parent-style-name="Standard">
      <style:text-properties fo:font-weight="normal" officeooo:rsid="0038fbde" officeooo:paragraph-rsid="003a5d93" fo:background-color="#ffff00" style:font-weight-asian="normal" style:font-weight-complex="normal"/>
    </style:style>
    <style:style style:name="P65" style:family="paragraph" style:parent-style-name="Standard">
      <style:text-properties fo:font-weight="normal" officeooo:rsid="0038fbde" officeooo:paragraph-rsid="003b09af" fo:background-color="#ffff00" style:font-weight-asian="normal" style:font-weight-complex="normal"/>
    </style:style>
    <style:style style:name="P66" style:family="paragraph" style:parent-style-name="Standard">
      <style:text-properties fo:font-weight="normal" officeooo:rsid="003a5d93" officeooo:paragraph-rsid="003b09af" fo:background-color="#ffff00" style:font-weight-asian="normal" style:font-weight-complex="normal"/>
    </style:style>
    <style:style style:name="P67" style:family="paragraph" style:parent-style-name="Standard">
      <style:text-properties fo:font-weight="normal" officeooo:rsid="003b09af" officeooo:paragraph-rsid="003b09af" fo:background-color="#ffff00" style:font-weight-asian="normal" style:font-weight-complex="normal"/>
    </style:style>
    <style:style style:name="P68" style:family="paragraph" style:parent-style-name="Standard">
      <style:text-properties fo:font-weight="normal" officeooo:rsid="003c3b20" officeooo:paragraph-rsid="003c3b20" fo:background-color="#ffff00" style:font-weight-asian="normal" style:font-weight-complex="normal"/>
    </style:style>
    <style:style style:name="P69" style:family="paragraph" style:parent-style-name="Standard">
      <style:text-properties fo:font-weight="normal" officeooo:rsid="003d9e29" officeooo:paragraph-rsid="003d9e29" fo:background-color="#ffff00" style:font-weight-asian="normal" style:font-weight-complex="normal"/>
    </style:style>
    <style:style style:name="P70" style:family="paragraph" style:parent-style-name="Standard">
      <style:text-properties fo:font-weight="normal" officeooo:rsid="003e87fb" officeooo:paragraph-rsid="00401cc6" fo:background-color="#ffff00" style:font-weight-asian="normal" style:font-weight-complex="normal"/>
    </style:style>
    <style:style style:name="P71" style:family="paragraph" style:parent-style-name="Standard">
      <style:text-properties fo:font-weight="normal" officeooo:rsid="0040c3a1" officeooo:paragraph-rsid="0040c3a1" fo:background-color="#ffff00" style:font-weight-asian="normal" style:font-weight-complex="normal"/>
    </style:style>
    <style:style style:name="P72" style:family="paragraph" style:parent-style-name="Standard">
      <style:text-properties fo:font-weight="normal" officeooo:rsid="0040c3a1" officeooo:paragraph-rsid="0040f200" fo:background-color="#ffff00" style:font-weight-asian="normal" style:font-weight-complex="normal"/>
    </style:style>
    <style:style style:name="P73" style:family="paragraph" style:parent-style-name="Standard">
      <style:text-properties fo:font-weight="normal" officeooo:rsid="0043a3be" officeooo:paragraph-rsid="0043a3be" fo:background-color="#ffff00" style:font-weight-asian="normal" style:font-weight-complex="normal"/>
    </style:style>
    <style:style style:name="P74" style:family="paragraph" style:parent-style-name="Standard">
      <style:text-properties fo:font-weight="normal" officeooo:rsid="0046d70a" officeooo:paragraph-rsid="0046d70a" fo:background-color="#ffffff" style:font-weight-asian="normal" style:font-weight-complex="normal"/>
    </style:style>
    <style:style style:name="P75" style:family="paragraph" style:parent-style-name="Standard">
      <style:text-properties fo:font-weight="normal" officeooo:rsid="0046d70a" officeooo:paragraph-rsid="0046c077" fo:background-color="#ffffff" style:font-weight-asian="normal" style:font-weight-complex="normal"/>
    </style:style>
    <style:style style:name="P76" style:family="paragraph" style:parent-style-name="Standard">
      <style:text-properties fo:font-weight="normal" officeooo:rsid="0043a3be" officeooo:paragraph-rsid="0043a3be" fo:background-color="#ffffff" style:font-weight-asian="normal" style:font-weight-complex="normal"/>
    </style:style>
    <style:style style:name="P77" style:family="paragraph" style:parent-style-name="Standard">
      <style:text-properties fo:font-weight="normal" officeooo:rsid="0044c17b" officeooo:paragraph-rsid="0043a3be" fo:background-color="#ffffff" style:font-weight-asian="normal" style:font-weight-complex="normal"/>
    </style:style>
    <style:style style:name="P78" style:family="paragraph" style:parent-style-name="Standard">
      <style:text-properties fo:font-weight="normal" officeooo:rsid="003a5d93" officeooo:paragraph-rsid="0038fbde" fo:background-color="#ffffff" style:font-weight-asian="normal" style:font-weight-complex="normal"/>
    </style:style>
    <style:style style:name="P79" style:family="paragraph" style:parent-style-name="Standard">
      <style:text-properties fo:font-weight="normal" officeooo:rsid="003b09af" officeooo:paragraph-rsid="003b09af" fo:background-color="#ffffff" style:font-weight-asian="normal" style:font-weight-complex="normal"/>
    </style:style>
    <style:style style:name="P80" style:family="paragraph" style:parent-style-name="Standard">
      <style:text-properties fo:font-weight="normal" officeooo:rsid="0038fbde" officeooo:paragraph-rsid="0038fbde" fo:background-color="#ffffff" style:font-weight-asian="normal" style:font-weight-complex="normal"/>
    </style:style>
    <style:style style:name="P81" style:family="paragraph" style:parent-style-name="Standard">
      <style:text-properties fo:font-weight="normal" officeooo:rsid="003c3b20" officeooo:paragraph-rsid="003c3b20" fo:background-color="#ffffff" style:font-weight-asian="normal" style:font-weight-complex="normal"/>
    </style:style>
    <style:style style:name="P82" style:family="paragraph" style:parent-style-name="Standard">
      <style:text-properties fo:font-weight="normal" officeooo:rsid="003e87fb" officeooo:paragraph-rsid="003e87fb" fo:background-color="#ffffff" style:font-weight-asian="normal" style:font-weight-complex="normal"/>
    </style:style>
    <style:style style:name="P83" style:family="paragraph" style:parent-style-name="Standard">
      <style:text-properties fo:font-weight="normal" officeooo:rsid="0040c3a1" officeooo:paragraph-rsid="0040f200" fo:background-color="#ffffff" style:font-weight-asian="normal" style:font-weight-complex="normal"/>
    </style:style>
    <style:style style:name="P84" style:family="paragraph" style:parent-style-name="Standard">
      <style:text-properties fo:font-style="normal" fo:font-weight="bold" officeooo:rsid="00164ab0" officeooo:paragraph-rsid="00164ab0" style:font-style-asian="normal" style:font-weight-asian="bold" style:font-style-complex="normal" style:font-weight-complex="bold"/>
    </style:style>
    <style:style style:name="P85" style:family="paragraph" style:parent-style-name="Standard">
      <style:text-properties officeooo:rsid="002b68cb" officeooo:paragraph-rsid="002b68cb" fo:background-color="#ffff00"/>
    </style:style>
    <style:style style:name="P86" style:family="paragraph" style:parent-style-name="Standard">
      <style:text-properties officeooo:rsid="00164ab0" officeooo:paragraph-rsid="00164ab0" fo:background-color="#ffff00"/>
    </style:style>
    <style:style style:name="P87" style:family="paragraph" style:parent-style-name="Standard">
      <style:text-properties fo:font-weight="bold" officeooo:rsid="00164ab0" officeooo:paragraph-rsid="002dec3e" style:font-weight-asian="bold" style:font-weight-complex="bold"/>
    </style:style>
    <style:style style:name="P88" style:family="paragraph" style:parent-style-name="Table_20_Contents">
      <style:paragraph-properties fo:line-height="142%"/>
    </style:style>
    <style:style style:name="P89" style:family="paragraph" style:parent-style-name="Table_20_Contents">
      <style:paragraph-properties fo:line-height="142%"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aedd" style:font-weight-asian="normal" style:font-weight-complex="normal"/>
    </style:style>
    <style:style style:name="T3" style:family="text">
      <style:text-properties fo:font-weight="normal" officeooo:rsid="00350e11" style:font-weight-asian="normal" style:font-weight-complex="normal"/>
    </style:style>
    <style:style style:name="T4" style:family="text">
      <style:text-properties officeooo:rsid="00199922"/>
    </style:style>
    <style:style style:name="T5" style:family="text">
      <style:text-properties fo:font-weight="bold" officeooo:rsid="00199922" style:font-weight-asian="bold" style:font-weight-complex="bold"/>
    </style:style>
    <style:style style:name="T6" style:family="text">
      <style:text-properties officeooo:rsid="0019a883"/>
    </style:style>
    <style:style style:name="T7" style:family="text">
      <style:text-properties officeooo:rsid="001aa7aa"/>
    </style:style>
    <style:style style:name="T8" style:family="text">
      <style:text-properties officeooo:rsid="001be1e9"/>
    </style:style>
    <style:style style:name="T9" style:family="text">
      <style:text-properties officeooo:rsid="001d2434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99922" fo:background-color="#ffff00" loext:char-shading-value="0"/>
    </style:style>
    <style:style style:name="T12" style:family="text">
      <style:text-properties officeooo:rsid="00220c91" fo:background-color="#ffff00" loext:char-shading-value="0"/>
    </style:style>
    <style:style style:name="T13" style:family="text">
      <style:text-properties officeooo:rsid="002dec3e" fo:background-color="#ffff00" loext:char-shading-value="0"/>
    </style:style>
    <style:style style:name="T14" style:family="text">
      <style:text-properties officeooo:rsid="001d2434" fo:background-color="#ffff00" loext:char-shading-value="0"/>
    </style:style>
    <style:style style:name="T15" style:family="text">
      <style:text-properties officeooo:rsid="0040584d" fo:background-color="#ffff00" loext:char-shading-value="0"/>
    </style:style>
    <style:style style:name="T16" style:family="text">
      <style:text-properties officeooo:rsid="0040c3a1" fo:background-color="#ffff00" loext:char-shading-value="0"/>
    </style:style>
    <style:style style:name="T17" style:family="text">
      <style:text-properties officeooo:rsid="0046c077" fo:background-color="#ffff00" loext:char-shading-value="0"/>
    </style:style>
    <style:style style:name="T18" style:family="text">
      <style:text-properties officeooo:rsid="004b0ef6" fo:background-color="#ffff00" loext:char-shading-value="0"/>
    </style:style>
    <style:style style:name="T19" style:family="text">
      <style:text-properties officeooo:rsid="001db5d7"/>
    </style:style>
    <style:style style:name="T20" style:family="text">
      <style:text-properties officeooo:rsid="002250b2"/>
    </style:style>
    <style:style style:name="T21" style:family="text">
      <style:text-properties officeooo:rsid="0023b393"/>
    </style:style>
    <style:style style:name="T22" style:family="text">
      <style:text-properties officeooo:rsid="002498d9"/>
    </style:style>
    <style:style style:name="T23" style:family="text">
      <style:text-properties officeooo:rsid="0027c175"/>
    </style:style>
    <style:style style:name="T24" style:family="text">
      <style:text-properties officeooo:rsid="0028848f"/>
    </style:style>
    <style:style style:name="T25" style:family="text">
      <style:text-properties officeooo:rsid="0029efa8"/>
    </style:style>
    <style:style style:name="T26" style:family="text">
      <style:text-properties officeooo:rsid="002dec3e"/>
    </style:style>
    <style:style style:name="T27" style:family="text">
      <style:text-properties officeooo:rsid="002df3e7"/>
    </style:style>
    <style:style style:name="T28" style:family="text">
      <style:text-properties officeooo:rsid="00319194"/>
    </style:style>
    <style:style style:name="T29" style:family="text">
      <style:text-properties officeooo:rsid="003341e9"/>
    </style:style>
    <style:style style:name="T30" style:family="text">
      <style:text-properties officeooo:rsid="00350e11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3a5d93" fo:background-color="#ffffff" loext:char-shading-value="0"/>
    </style:style>
    <style:style style:name="T34" style:family="text">
      <style:text-properties officeooo:rsid="003b09af" fo:background-color="#ffffff" loext:char-shading-value="0"/>
    </style:style>
    <style:style style:name="T35" style:family="text">
      <style:text-properties officeooo:rsid="003c3b20" fo:background-color="#ffffff" loext:char-shading-value="0"/>
    </style:style>
    <style:style style:name="T36" style:family="text">
      <style:text-properties officeooo:rsid="003e87fb" fo:background-color="#ffffff" loext:char-shading-value="0"/>
    </style:style>
    <style:style style:name="T37" style:family="text">
      <style:text-properties officeooo:rsid="00401cc6" fo:background-color="#ffffff" loext:char-shading-value="0"/>
    </style:style>
    <style:style style:name="T38" style:family="text">
      <style:text-properties officeooo:rsid="0040584d" fo:background-color="#ffffff" loext:char-shading-value="0"/>
    </style:style>
    <style:style style:name="T39" style:family="text">
      <style:text-properties officeooo:rsid="0040c3a1" fo:background-color="#ffffff" loext:char-shading-value="0"/>
    </style:style>
    <style:style style:name="T40" style:family="text">
      <style:text-properties officeooo:rsid="0040f200" fo:background-color="#ffffff" loext:char-shading-value="0"/>
    </style:style>
    <style:style style:name="T41" style:family="text">
      <style:text-properties officeooo:rsid="0041cca1" fo:background-color="#ffffff" loext:char-shading-value="0"/>
    </style:style>
    <style:style style:name="T42" style:family="text">
      <style:text-properties officeooo:rsid="0043a3be" fo:background-color="#ffffff" loext:char-shading-value="0"/>
    </style:style>
    <style:style style:name="T43" style:family="text">
      <style:text-properties officeooo:rsid="0044c17b" fo:background-color="#ffffff" loext:char-shading-value="0"/>
    </style:style>
    <style:style style:name="T44" style:family="text">
      <style:text-properties officeooo:rsid="0046c077" fo:background-color="#ffffff" loext:char-shading-value="0"/>
    </style:style>
    <style:style style:name="T45" style:family="text">
      <style:text-properties officeooo:rsid="0046d70a" fo:background-color="#ffffff" loext:char-shading-value="0"/>
    </style:style>
    <style:style style:name="T46" style:family="text">
      <style:text-properties officeooo:rsid="0038fbde"/>
    </style:style>
    <style:style style:name="T47" style:family="text">
      <style:text-properties officeooo:rsid="003a5d93"/>
    </style:style>
    <style:style style:name="T48" style:family="text">
      <style:text-properties officeooo:rsid="003b09af"/>
    </style:style>
    <style:style style:name="T49" style:family="text">
      <style:text-properties officeooo:rsid="00401cc6"/>
    </style:style>
    <style:style style:name="T50" style:family="text">
      <style:text-properties officeooo:rsid="0040584d"/>
    </style:style>
    <style:style style:name="T51" style:family="text">
      <style:text-properties officeooo:rsid="0040c3a1"/>
    </style:style>
    <style:style style:name="T52" style:family="text">
      <style:text-properties officeooo:rsid="0046c077"/>
    </style:style>
    <style:style style:name="T53" style:family="text">
      <style:text-properties officeooo:rsid="0049b290"/>
    </style:style>
    <style:style style:name="T54" style:family="text">
      <style:text-properties officeooo:rsid="004b0ef6"/>
    </style:style>
    <style:style style:name="T55" style:family="text">
      <style:text-properties officeooo:rsid="004bf62e"/>
    </style:style>
    <style:style style:name="T56" style:family="text">
      <style:text-properties officeooo:rsid="004eb48d"/>
    </style:style>
    <style:style style:name="T57" style:family="text">
      <style:text-properties officeooo:rsid="004f7132"/>
    </style:style>
    <style:style style:name="T58" style:family="text">
      <style:text-properties officeooo:rsid="005163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5">NB come sempre si tratta di un documento di appunti, il cui contenuto probabilmente verrà ritrattato <text:s/>e discusso in base alla necessità. Questi sono solo le mie considerazioni su quanto ho trovato</text:p>
      <text:p text:style-name="P86"/>
      <text:p text:style-name="P1">siti da visitare e analizzare</text:p>
      <text:p text:style-name="P1"><text:span text:style-name="T11">1)Cattolica:</text:span><text:span text:style-name="T4"> </text:span>http://www.acquariodicattolica.it/</text:p>
      <text:p text:style-name="P1"><text:span text:style-name="T4">2)</text:span>http://www.aqwa.com.au/</text:p>
      <text:p text:style-name="P1"><text:span text:style-name="T4">3)</text:span>http://www.aquariumofpacific.org/</text:p>
      <text:p text:style-name="P1"><text:span text:style-name="T11">4)Genova:</text:span><text:span text:style-name="T4"> </text:span>http://www.acquariodigenova.it/</text:p>
      <text:p text:style-name="P1"><text:span text:style-name="T4">5)</text:span><text:span text:style-name="T11">Sea life:</text:span><text:span text:style-name="T4"> </text:span><text:a xlink:type="simple" xlink:href="https://www.gardaland.it/it/esperienze-indimenticabili/gardaland-sea-life-aquarium/" text:style-name="Internet_20_link" text:visited-style-name="Visited_20_Internet_20_Link">https://www.gardaland.it/it/esperienze-indimenticabili/gardaland-sea-life-aquarium/</text:a></text:p>
      <text:p text:style-name="P1"/>
      <text:p text:style-name="P1">le sezioni sono:</text:p>
      <text:p text:style-name="P1">HOME(*)</text:p>
      <text:p text:style-name="P1">SALE</text:p>
      <text:p text:style-name="P1">SEDE(*)</text:p>
      <text:p text:style-name="P1">CHI SIAMO(*)<text:span text:style-name="T10">←</text:span><text:span text:style-name="T12"> forse non è una pagina singola</text:span> </text:p>
      <text:p text:style-name="P1">CONTATTI(*)</text:p>
      <text:p text:style-name="P2">ORARIO(*)</text:p>
      <text:p text:style-name="P2">STORIA(*)</text:p>
      <text:p text:style-name="P17">EDUCAZIONE AL RISPETTO DELL'AMBIENTE(*)</text:p>
      <text:p text:style-name="P84">NEWS</text:p>
      <text:p text:style-name="P84">BIGLIETTI</text:p>
      <text:p text:style-name="P84">PAGINA UTENTE</text:p>
      <text:p text:style-name="P84"/>
      <text:p text:style-name="P2">NB <text:span text:style-name="T26">appunti dal 4-12-16</text:span></text:p>
      <text:p text:style-name="P2"/>
      <text:p text:style-name="P2">-SALE presenta la seguente struttura a due livelli</text:p>
      <text:p text:style-name="P2">→<text:span text:style-name="T26"> </text:span>1pagina per ogni esposizione</text:p>
      <text:p text:style-name="P2">→<text:span text:style-name="T26"> </text:span>1pagina x i “protagonisti” di ogni esposizione</text:p>
      <text:p text:style-name="P2">(per tre esposizioni arriveremmo ad avere 6 pagine in totale)</text:p>
      <text:p text:style-name="P2"/>
      <text:p text:style-name="P2">-<text:span text:style-name="T4">(*)indica probabile pagina singola</text:span></text:p>
      <text:p text:style-name="P2"/>
      <text:p text:style-name="P2">-<text:span text:style-name="T5">bold </text:span><text:span text:style-name="T4">indica pagina dinamica</text:span></text:p>
      <text:p text:style-name="P3"/>
      <text:p text:style-name="P3">-CHI SIAMO potrebbe essere ridondante/ fornire come sottolivelli contatti e storia</text:p>
      <text:p text:style-name="P2"/>
      <text:p text:style-name="P2">-<text:span text:style-name="T4">i requisiti si trovano per ora nel documento requisiti (sul mio pc e presto sulla repository github)</text:span></text:p>
      <text:p text:style-name="P2"/>
      <text:p text:style-name="P87"><text:span text:style-name="T2">detto questo, appunti</text:span><text:span text:style-name="T1"> <text:s/></text:span><text:span text:style-name="T2">dall'analisi dei siti indicati, </text:span><text:span text:style-name="T3">pagina per pagina</text:span><text:span text:style-name="T2">: </text:span></text:p>
      <text:p text:style-name="P61">(uso soprattutto i siti italiani, genova, cattolica e gardaland per comodità)</text:p>
      <text:p text:style-name="P4"/>
      <text:p text:style-name="P4">HOME:</text:p>
      <text:p text:style-name="P4">1)pagina lunga, presenta (oltre al menù) </text:p>
      <text:p text:style-name="P4">-gli eventi più recenti</text:p>
      <text:p text:style-name="P4">-link diretti ai diversi “percorsi” (l'equivalente delle nostre esposizioni)</text:p>
      <text:p text:style-name="P4">-video sui vari animali (non so se possiamo tenere qualcosa di simile, forse almeno una gallery di immagini)</text:p>
      <text:p text:style-name="P4">-link alle ultime notizie (in questo sito le tengono separate)</text:p>
      <text:p text:style-name="P4">-info sull'orario di OGGI</text:p>
      <text:p text:style-name="P4">-come arrivare</text:p>
      <text:p text:style-name="P4">-tariffe</text:p>
      <text:p text:style-name="P4"><text:soft-page-break/>-link acquisto biglietti</text:p>
      <text:p text:style-name="P4">-<text:span text:style-name="T6">link hotel</text:span></text:p>
      <text:p text:style-name="P4">-<text:span text:style-name="T6">dove siamo</text:span></text:p>
      <text:p text:style-name="P4">-<text:span text:style-name="T6">link abbonamento (ha senso un abbonamento ad un acquario?)</text:span></text:p>
      <text:p text:style-name="P5">-mappa sito</text:p>
      <text:p text:style-name="P5">-footer</text:p>
      <text:p text:style-name="P4"/>
      <text:p text:style-name="P5">4)pagina lunga (concentrata sulla vendita biglietti), “ “ “</text:p>
      <text:p text:style-name="P5">-gif + testo promozionale </text:p>
      <text:p text:style-name="P5">-link alla pagina di presentazione dell'acquario</text:p>
      <text:p text:style-name="P5">-orario dell'acquario</text:p>
      <text:p text:style-name="P5">-link acquisto biglietti</text:p>
      <text:p text:style-name="P5">-links ultimi eventi</text:p>
      <text:p text:style-name="P5">-breve testo di presentazione (5 righe, molti numeri)</text:p>
      <text:p text:style-name="P5">-link esposizioni</text:p>
      <text:p text:style-name="P5">-social</text:p>
      <text:p text:style-name="P5">-testo sulla conservazione dei cetacei, link scopri di più</text:p>
      <text:p text:style-name="P5">-link offerte</text:p>
      <text:p text:style-name="P5">-footer</text:p>
      <text:p text:style-name="P5"/>
      <text:p text:style-name="P5">5)pagina breve, composta da </text:p>
      <text:p text:style-name="P5">-immagine e breve testo promozionale</text:p>
      <text:p text:style-name="P5">-un insieme di link caratterizzati da brevi testi e immagini alle pagine:</text:p>
      <text:p text:style-name="P5">→ scopri l'acquario</text:p>
      <text:p text:style-name="P5">→ esposizione novità del 2016</text:p>
      <text:p text:style-name="P5">→ attività proposte</text:p>
      <text:p text:style-name="P5">→ proposte didattiche</text:p>
      <text:p text:style-name="P5">→ <text:span text:style-name="T7">protezione mare</text:span></text:p>
      <text:p text:style-name="P5">→<text:span text:style-name="T7"> calendario</text:span></text:p>
      <text:p text:style-name="P5">→<text:span text:style-name="T7"> come raggiungerci</text:span></text:p>
      <text:p text:style-name="P5">-<text:span text:style-name="T7">footer</text:span></text:p>
      <text:p text:style-name="P5"/>
      <text:p text:style-name="P6">IN BREVE:</text:p>
      <text:p text:style-name="P6">non credo che questi siano buoni esempi per il nostro sito: </text:p>
      <text:p text:style-name="P6">-1 e 4 sono troppo lunghi e forniscono tante notizie da poter causare disorientamento nei clienti;</text:p>
      <text:p text:style-name="P6"><text:s/>-usano spesso link “scopri di più” che la professoressa non apprezza a causa della poca accessibilità</text:p>
      <text:p text:style-name="P6">(gli screenreaders hanno 1 opzione per leggere solo i link presenti nella pagina e sentirsi ripetere “scopri di più” 5 volte rende assolutamente impossibile capire dove andare per ricevere una data info);</text:p>
      <text:p text:style-name="P6">-non presentano le varie info in maniera strutturata(in bese a cosa l'utente dovrebbe sapere di dover cercare TUTTE le info sulla pagina home?);</text:p>
      <text:p text:style-name="P6">Di quanto visto a mio parere possono essere buone presenze sulla pagina HOME:</text:p>
      <text:p text:style-name="P6">-breve testo promozionale e piccola gallery di immagini (se possiamo, anche solo fornita per link? Voglamo vendere =&gt; dobbiamo mostrare “il meglio”)</text:p>
      <text:p text:style-name="P6">-link alle ultime notizie ed eventi</text:p>
      <text:p text:style-name="P6">-mappa sito (?) </text:p>
      <text:p text:style-name="P6">-footer</text:p>
      <text:p text:style-name="P6">mentre tutte le altre info, per ordine e reperimento più facile, le relegherei alle rispettive pagine.</text:p>
      <text:p text:style-name="P6"/>
      <text:p text:style-name="P6">SALE(probabilmente da ridenominare in ESPOSIZIONI direi)</text:p>
      <text:p text:style-name="P18">1)presenta 4 percorsi, ciascuno dotato di una unica, lunga pagina ad esso dedicata;</text:p>
      <text:p text:style-name="P18">nella pagina dedicata al singolo precorso vengono presentati:</text:p>
      <text:p text:style-name="P18"><text:soft-page-break/>-breve testo di presentazione</text:p>
      <text:p text:style-name="P18">-video</text:p>
      <text:p text:style-name="P18">-consigli per la visita</text:p>
      <text:p text:style-name="P18">-n testi per presentare gli n protagonisti</text:p>
      <text:p text:style-name="P21"><text:span text:style-name="T26">(</text:span><text:span text:style-name="T13">esempio http://www.acquariodicattolica.it/percorso_blu.php)</text:span> </text:p>
      <text:p text:style-name="P18">i percorsi sono dedicati a: oceano, corsi d'acqua dolce, rettili, squali. Inoltre è presente in questa sezione una pagina dedicata alle ore dei pasti degli animali presentati.</text:p>
      <text:p text:style-name="P20">NB per ogni protagonista è presente inoltre una pagina dedicata, in un altra sezione chiamata appunto PROTAGONISTI.</text:p>
      <text:p text:style-name="P20">Per ogni protagonista <text:span text:style-name="T23">la rispettiva pagina fornisce :</text:span></text:p>
      <text:p text:style-name="P20">-<text:span text:style-name="T23">un immagine e un testo di presentazione</text:span></text:p>
      <text:p text:style-name="P20">-<text:span text:style-name="T23">un video</text:span></text:p>
      <text:p text:style-name="P57">(esempio:<text:a xlink:type="simple" xlink:href="http://www.acquariodicattolica.it/trigoni.php" text:style-name="Internet_20_link" text:visited-style-name="Visited_20_Internet_20_Link">http://www.acquariodicattolica.it/trigoni.php</text:a>)</text:p>
      <text:p text:style-name="P57"/>
      <text:p text:style-name="P19">4)<text:span text:style-name="T22">contiene una sezione VISITE contenente diverse pagine su luoghi visitabili legati all'acquario; una pagina (lunga) sola di questa sezione riguarda l'acquario in se e per se, contiene un breve testo di introduzione seguito da molti altri testi brevi per ogni argomento che noi avremmo trattato come un “esposizione” o un “protagonista” .</text:span></text:p>
      <text:p text:style-name="P22">Le informazioni sugli animali presenti sembrano essere sparpagliate per il sito, in parte sulla pagina HOME. </text:p>
      <text:p text:style-name="P57">(http://www.acquariodigenova.it/acquario-di-genova/)</text:p>
      <text:p text:style-name="P22"/>
      <text:p text:style-name="P22">5)presenta una singola pagina esplicitamente dedicata ad <text:s/>percorso, dove sono presenti:</text:p>
      <text:p text:style-name="P22">-un testo di introduzione</text:p>
      <text:p text:style-name="P22">-brevi testi per presentare i protagonisti.</text:p>
      <text:p text:style-name="P57">(https://www.gardaland.it/it/esperienze-indimenticabili/gardaland-sea-life-aquarium/lincanto-delle-meduse/)</text:p>
      <text:p text:style-name="P22"/>
      <text:p text:style-name="P22">IN BREVE:</text:p>
      <text:p text:style-name="P22">credo che la struttura che avevamo immaginato per questa sezione sia mantenibile, anche se gli altri siti offrivano l'acquario come una singola esposizione.</text:p>
      <text:p text:style-name="P22">Nel nostro caso però immaginerei che con un unico biglietto si potrebbe avere accesso a tutte le esposizioni che mettiamo a disposizione, verrebbero solo usate per dare una struttura all'acquario e premettere una descrizione (e quindi una maggiore possibilità di ottenere clienti, spero) più concisa e organizzata.</text:p>
      <text:p text:style-name="P22">Quindi potremmo avere:</text:p>
      <text:p text:style-name="P23">-<text:span text:style-name="T24">L</text:span>a barriera corallina</text:p>
      <text:p text:style-name="P23"><text:tab/>→<text:span text:style-name="T24"> </text:span>protagonisti: pesci <text:span text:style-name="T24">tropicali, cavallucci, polipi, molluschi(?), coralli e spugne.</text:span></text:p>
      <text:p text:style-name="P23"><text:tab/>→<text:span text:style-name="T24"> flora:</text:span></text:p>
      <text:p text:style-name="P24">- L'oceano aperto</text:p>
      <text:p text:style-name="P23"><text:span text:style-name="T24"><text:tab/>→ protagonisti: squali, meduse, trigoni, tartarughe marine, beluga, delfini</text:span><text:tab/></text:p>
      <text:p text:style-name="P22"><text:tab/>→<text:span text:style-name="T24"> flora:</text:span></text:p>
      <text:p text:style-name="P24">-gli abissi</text:p>
      <text:p text:style-name="P24"><text:tab/>→ protagonisti: pesce luna, rana pescatrice (il pesce), accetta d'argento</text:p>
      <text:p text:style-name="P24"><text:tab/>→ flora</text:p>
      <text:p text:style-name="P25">- corsi di acqua dolce</text:p>
      <text:p text:style-name="P24"><text:tab/>→protagonisti: pirahna, lontre, coccodrilli (? cominciamo a degenerare...)</text:p>
      <text:p text:style-name="P24"><text:tab/>→ flora:</text:p>
      <text:p text:style-name="P24"><text:span text:style-name="T10">NB</text:span> devo fare altre ricerche per capire cosa potremmo offrire, questi sono solo appunti di possibili argomenti, non ho grande conoscenza della flora che è possibile trovare in un dato ambiente. </text:p>
      <text:p text:style-name="P24"/>
      <text:p text:style-name="P6"/>
      <text:p text:style-name="P6"><text:soft-page-break/>SEDE</text:p>
      <text:p text:style-name="P6">1)<text:span text:style-name="T8">Unito alla pagina “storia”, non contiene le info su come arrivare (non le ho ancora viste altrove oltre che sulla pagina home) ma una descrizione degli edifici sui quali è stato costruito, seguito ad un testo sulla storia vera e propria dalla fondazione in poi.</text:span></text:p>
      <text:p text:style-name="P57">(http://www.acquariodicattolica.it/gli_edifici_e_la_storia.php)</text:p>
      <text:p text:style-name="P7"/>
      <text:p text:style-name="P7">4)parte di una pagina denominata INFO, che contiene anche:</text:p>
      <text:p text:style-name="P7">-prezzi biglietti</text:p>
      <text:p text:style-name="P7">-durata visite</text:p>
      <text:p text:style-name="P7">-orari</text:p>
      <text:p text:style-name="P7">-parcheggi </text:p>
      <text:p text:style-name="P7">-servizi</text:p>
      <text:p text:style-name="P7">-faq</text:p>
      <text:p text:style-name="P7">-contatti.</text:p>
      <text:p text:style-name="P7">Sull'argomento contiene letteralmente due righe per ogni mezzo di trasporto disponibile,</text:p>
      <text:p text:style-name="P7">non dà l'indirizzo completo ( si trova sulla sottosezione contatti della stessa pagina).</text:p>
      <text:p text:style-name="P57">(http://www.acquariodigenova.it/info/)</text:p>
      <text:p text:style-name="P7"/>
      <text:p text:style-name="P7">5)ha una pagina dedicata, contiene 1 googlemaps + brevi testi di indicazioni divisi per mezzo, come su (4)</text:p>
      <text:p text:style-name="P57">(https://www.gardaland.it/it/informazioni-utili/come-raggiungerci/)</text:p>
      <text:p text:style-name="P7"/>
      <text:p text:style-name="P7">IN BREVE:</text:p>
      <text:p text:style-name="P7">5 mi sembra dare una <text:s/>buona soluzione, (SE ci è possibile e conveniente usare googlemaps, <text:span text:style-name="T26">non so se può essere considerata un “fronzolo” o meno</text:span>);</text:p>
      <text:p text:style-name="P7">aggiungere un breve testo di presentazione dell'edificio, come in (1) non dovrebbe essere <text:s/>controproducente, ma non credo sia di vitale importanza.</text:p>
      <text:p text:style-name="P7">TUTTAVIA potremmo forse spostare effettiavamente le info di come arrivare sulla pagina CONTATTI (mi pare che qualcuno lo avesse proposto?) e utilizzare sede come in (1), o separare COME ARRIVARE dalla pagina SEDE(?).</text:p>
      <text:p text:style-name="P26">NB potremmo inserire (se abbiamo il tempo per i fronzoli) una bella mappa dell'acquario.</text:p>
      <text:p text:style-name="P7"/>
      <text:p text:style-name="P7"/>
      <text:p text:style-name="P8">CHI SIAMO</text:p>
      <text:p text:style-name="P8">1)<text:span text:style-name="T9">sottosezione contenente le pagine </text:span><text:span text:style-name="T14">(VISIBILE NEL MEN§ DELLA HOME)</text:span><text:span text:style-name="T9">:</text:span></text:p>
      <text:p text:style-name="P8">-<text:span text:style-name="T9">edifici e storia</text:span></text:p>
      <text:p text:style-name="P9">-<text:span text:style-name="T9">partners</text:span></text:p>
      <text:p text:style-name="P9">-<text:span text:style-name="T9">siti amici</text:span></text:p>
      <text:p text:style-name="P9">-<text:span text:style-name="T9">illustratori</text:span></text:p>
      <text:p text:style-name="P9">-<text:span text:style-name="T9">downoads</text:span></text:p>
      <text:p text:style-name="P9">-<text:span text:style-name="T9">note legali</text:span></text:p>
      <text:p text:style-name="P9">-<text:span text:style-name="T9">privacy</text:span></text:p>
      <text:p text:style-name="P9">-<text:span text:style-name="T9">lavora con noi</text:span></text:p>
      <text:p text:style-name="P9">-<text:span text:style-name="T9">eventi per aziende</text:span></text:p>
      <text:p text:style-name="P8">4)assente. <text:span text:style-name="T9">Le informazioni sono probabilmente coperte dalle pagine della sezione info</text:span></text:p>
      <text:p text:style-name="P8">5)<text:span text:style-name="T9">assente. </text:span></text:p>
      <text:p text:style-name="P8"/>
      <text:p text:style-name="P10">IN BREVE:</text:p>
      <text:p text:style-name="P10">i siti visitati tendono a non fare uso di questa specifica pagina, incorporandola in un modo o nell'altro con altre pagine. </text:p>
      <text:p text:style-name="P10">Forse anche noi potremmo trarre vantaggio dall'usarla come sezione invece che come pagina, usandola come contenitore delle pagine che riguardano l'acquario come “azienda”:<text:line-break/><text:soft-page-break/>-SEDE<text:line-break/>-STORIA</text:p>
      <text:p text:style-name="P10">-CONTATTI</text:p>
      <text:p text:style-name="P10">-NOTE LEGALI / LAVORA CON NOI (NB le pagine qui riportate, separate da “/” sono pagine ulteriori non necessarie ma che sarebbe verosimile trovare in un sito)</text:p>
      <text:p text:style-name="P10"><text:span text:style-name="T10">INOLTRE</text:span> potremmo riunire le informazioni relative all'acquario inteso invece come “attrazione” in una sottosezione INFO (principalmente per limitare il numero di link sul menù di primo livello<text:span text:style-name="T19">)</text:span>:</text:p>
      <text:p text:style-name="P10">-<text:span text:style-name="T19">COME ARRIVARE</text:span></text:p>
      <text:p text:style-name="P10">-<text:span text:style-name="T19">ORARIO</text:span></text:p>
      <text:p text:style-name="P11">-<text:span text:style-name="T19">DURATA VISITE </text:span>/ FAQ (NB le pagine qui riportate, separate da “/” sono pagine ulteriori non necessarie ma che sarebbe verosimile trovare in un sito)</text:p>
      <text:p text:style-name="P12">(<text:span text:style-name="T10">NB</text:span> forse non è una buona idea, potrebbe creare disorientamento,e più facile trovare un informazione sul menù di primo piano, direi di usare queste “sottosezioni” solo se ti risulta che il menù sulla HOME è troppo denso). </text:p>
      <text:p text:style-name="P12"/>
      <text:p text:style-name="P12">CONTATTI</text:p>
      <text:p text:style-name="P14">1)è dotato di due pagine al riguardo:</text:p>
      <text:p text:style-name="P14">-CONTATTACI (<text:a xlink:type="simple" xlink:href="http://www.acquariodicattolica.it/contattaci.php" text:style-name="Internet_20_link" text:visited-style-name="Visited_20_Internet_20_Link">http://www.acquariodicattolica.it/contattaci.php</text:a>), parte della sottosezione INFO sul loro sito, contenente le info sull'ufficio booking, completo di orario di apertura, numero di telefono, mail e una form da compilare per chiedere informazioni sulle visite</text:p>
      <text:p text:style-name="P15">-<text:span text:style-name="T20">CONTATTI (</text:span><text:a xlink:type="simple" xlink:href="http://www.acquariodicattolica.it/contattaci_per_info.php" text:style-name="Internet_20_link" text:visited-style-name="Visited_20_Internet_20_Link"><text:span text:style-name="T20">http://www.acquariodicattolica.it/contattaci_per_info.php</text:span></text:a><text:span text:style-name="T20">), parte della sottosezione CHI SIAMO, contenente una mail e una form di impiego più generico, per chiedere qualsiasi informazione.</text:span></text:p>
      <text:p text:style-name="P16"/>
      <text:p text:style-name="P16">4)parte della sottosezione INFO, contiene: </text:p>
      <text:p text:style-name="P16">-numero di telefono</text:p>
      <text:p text:style-name="P16">-diverse form per chiedere informazioni (generali/ problemi di ecommerce/ ufficio commerciale ecc)</text:p>
      <text:p text:style-name="P57">(http://www.acquariodigenova.it/info/)</text:p>
      <text:p text:style-name="P16"/>
      <text:p text:style-name="P16">5)assente per il singolo acquario, presente x gardaland in generale immagino.</text:p>
      <text:p text:style-name="P16"/>
      <text:p text:style-name="P16">IN BREVE:</text:p>
      <text:p text:style-name="P16">nei siti di esempio la pagina contatti è leggermente diversa da come l'avevamo intesa l'anno scorso per il vecchio progetto (come contenitore di indirizzo, numero di telefono, mail ecc); è vista come più interattiva che informativa. Credo però che possiamo tranquillamente mantenere la vecchia visione per il nostro sito. </text:p>
      <text:p text:style-name="P12"/>
      <text:p text:style-name="P12">ORARIO</text:p>
      <text:p text:style-name="P16">1)l'orario è rappresentato da una tabella poco accessibile che agisce da calendario presentando i giorni di attività, e rappresenta le ore di apertura mediante colori (anti screenreader E daltonici)</text:p>
      <text:p text:style-name="P57">(http://www.acquariodicattolica.it/aperture_e_orari.php)</text:p>
      <text:p text:style-name="P16"/>
      <text:p text:style-name="P16">4)<text:span text:style-name="T21">idem, tabella ancora meno accessibile anche agli utenti normodotati direi </text:span></text:p>
      <text:p text:style-name="P57">(http://www.acquariodigenova.it/info/)</text:p>
      <text:p text:style-name="P16"/>
      <text:p text:style-name="P16">5)<text:span text:style-name="T21">idem</text:span></text:p>
      <text:p text:style-name="P58">(<text:span text:style-name="T27">https://www.gardaland.it/it/informazioni-utili/calendario/#sez1694)</text:span></text:p>
      <text:p text:style-name="P17"/>
      <text:p text:style-name="P17">IN BREVE:</text:p>
      <text:p text:style-name="P17">Visto che la professoressa chiede una grande attenzione all'accessibilità sarebbe meglio trovare una qualche alternativa:</text:p>
      <text:p text:style-name="P17"><text:soft-page-break/>a)potremmo utilizzare delle liste (tag &lt;ul&gt; ecc ) <text:s/>una per rappresentare rispettivamente i periodi di attivita, o dualmente le ferie dell'acquario (una lista per i giorni) e una per rappresentare gli orari.</text:p>
      <text:p text:style-name="P17">Questa opzione è verosimile SE entrambe le liste risultano poco estese, cioè se l'acquario ha orari e periodi di attività più o meno costanti.</text:p>
      <text:p text:style-name="P17">b) fornire una alternativa testuale per i nonvedenti <text:s/>“invisibile” agli altri utenti, e cercare di creare una tabella per gli altri utenti che tenga conto delle possibili limitazioni di comprensione di dati riferiti sono tramite colore (potremmo associare una lettera/ un simbolo al posto di un colore).</text:p>
      <text:p text:style-name="P17"><text:s text:c="5"/></text:p>
      <text:p text:style-name="P12"/>
      <text:p text:style-name="P12">STORIA</text:p>
      <text:p text:style-name="P17">1)già ana<text:span text:style-name="T24">lizzato</text:span> per la pagina SEDE</text:p>
      <text:p text:style-name="P17"/>
      <text:p text:style-name="P17"><text:span text:style-name="T24">4</text:span>)<text:span text:style-name="T25">non chiaramente visibile (non trovato)</text:span></text:p>
      <text:p text:style-name="P17"/>
      <text:p text:style-name="P24">5) è presente un link al sito esterno di Sealife </text:p>
      <text:p text:style-name="P17"/>
      <text:p text:style-name="P24">IN BREVE:</text:p>
      <text:p text:style-name="P26">è una pagina statica che a parte l'accorpamento con SEDE (che possiamo sempre decidere di seguire) può essere praticamente copiata da (1).</text:p>
      <text:p text:style-name="P26"><text:s/></text:p>
      <text:p text:style-name="P28">EDUCAZIONE ALLA PROTEZIONE DELL'AMBIENTE</text:p>
      <text:p text:style-name="P29"/>
      <text:p text:style-name="P29">1)esiste una sezione CONSERVAZIONE, che si occupa di presentare al pubblico come l'acquario di <text:s/>Cattolica sta contribuendo alla protezione ambientale.</text:p>
      <text:p text:style-name="P59">(esempio: http://www.acquariodicattolica.it/Salva.php)</text:p>
      <text:p text:style-name="P29"/>
      <text:p text:style-name="P29">4)<text:span text:style-name="T29">non trovato</text:span></text:p>
      <text:p text:style-name="P29"/>
      <text:p text:style-name="P29">5)<text:span text:style-name="T28">idem a (1)</text:span></text:p>
      <text:p text:style-name="P60">(https://www.gardaland.it/it/esperienze-indimenticabili/gardaland-sea-life-aquarium/proteggiamo-i-nostri-mari/)</text:p>
      <text:p text:style-name="P27"/>
      <text:p text:style-name="P30">IN BREVE</text:p>
      <text:p text:style-name="P31">possiamo mantenere una pagina di struttura simile a quelle viste su questi siti.</text:p>
      <text:p text:style-name="P30"/>
      <text:p text:style-name="P30"><text:span text:style-name="T10">NB</text:span>: tutti i siti visitati possiedono una qualche pagina dedicata alla scuola (1→ ha una intera sottosezione es: <text:a xlink:type="simple" xlink:href="http://www.acquariodicattolica.it/dipartimento_didattico.php" text:style-name="Internet_20_link" text:visited-style-name="Visited_20_Internet_20_Link">http://www.acquariodicattolica.it/dipartimento_didattico.php</text:a>, 4→pagina <text:a xlink:type="simple" xlink:href="http://www.acquariodigenova.it/education/" text:style-name="Internet_20_link" text:visited-style-name="Visited_20_Internet_20_Link">http://www.acquariodigenova.it/education/</text:a>, <text:s/>5→ <text:a xlink:type="simple" xlink:href="https://www.gardaland.it/it/esperienze-indimenticabili/gardaland-sea-life-aquarium/proposte-didattiche/" text:style-name="Internet_20_link" text:visited-style-name="Visited_20_Internet_20_Link">https://www.gardaland.it/it/esperienze-indimenticabili/gardaland-sea-life-aquarium/proposte-didattiche/</text:a>). </text:p>
      <text:p text:style-name="P30">immagino che noi, volendo, potremmo limitarci a inserite un breve testo di descrizione a tal proposito nella sezione BIGLIETTI, parlando delle offerte per le scolaresche (?). <text:s/></text:p>
      <text:p text:style-name="P30"/>
      <text:p text:style-name="P27">Questo conclude la trattazione delle pagine statiche del sito.</text:p>
      <text:p text:style-name="P32">Abbiamo quindi STATICHE:</text:p>
      <text:p text:style-name="P32">-1 pagina home.</text:p>
      <text:p text:style-name="P32">-6 pagine (se abbiamo tre esposizioni) per la sezione “ESPOSIZIONI” prima chiamata SALE, se manteniamo la struttura proposta l'ultima volta su skipe (1 pagina per ogni esposizione, 1 contenente i suoi protagonisti) .</text:p>
      <text:p text:style-name="P32">-3 pagine indipendenti o raggruppate nella sezione “<text:span text:style-name="T31">CHI SIAMO</text:span>” (se la teniamo come sezione):</text:p>
      <text:p text:style-name="P13">SEDE, STORIA, CONTATTI.</text:p>
      <text:p text:style-name="P13">-<text:span text:style-name="T30">2 pagine indipendenti o raggruppate nella sezione “INFO” (idem a sopra):</text:span></text:p>
      <text:p text:style-name="P32">ORARIO, COME ARRIVARE.</text:p>
      <text:p text:style-name="P32"><text:soft-page-break/>-1 pagina sul RISPETTO DELL'AMBIENTE.</text:p>
      <text:p text:style-name="P32">13 pagine totali.</text:p>
      <text:p text:style-name="P32"/>
      <text:p text:style-name="P33">Pagine dinamiche</text:p>
      <text:p text:style-name="P33"/>
      <text:p text:style-name="P34">NEWS/<text:span text:style-name="T49">EVENTI</text:span></text:p>
      <text:p text:style-name="P40"/>
      <text:p text:style-name="P41">1)<text:span text:style-name="T50">esiste una sezione NOVITà e una sezione NOTIZIE, la prima sembra contenere pagine su nuove esposizioni, giochi, e simili con il formato una pagina contentente testo &amp; immagini per una novità </text:span><text:span text:style-name="T15">(es:</text:span><text:a xlink:type="simple" xlink:href="http://www.acquariodicattolica.it/sulle_orme_pinguini.php" text:style-name="Internet_20_link" text:visited-style-name="Visited_20_Internet_20_Link"><text:span text:style-name="T15">http://www.acquariodicattolica.it/sulle_orme_pinguini.php</text:span></text:a><text:span text:style-name="T15">)</text:span><text:span text:style-name="T38">, mentre la seconda contiene diverse pagine che presentano le news ed eventi in base alle seguenti categorie:</text:span></text:p>
      <text:p text:style-name="P43"><text:span text:style-name="T39">-ultime notizie: (</text:span><text:a xlink:type="simple" xlink:href="http://www.acquariodicattolica.it/ultime_notizie.php" text:style-name="Internet_20_link" text:visited-style-name="Visited_20_Internet_20_Link"><text:span text:style-name="T16">http://www.acquariodicattolica.it/ultime_notizie.php</text:span></text:a><text:span text:style-name="T39">)</text:span></text:p>
      <text:p text:style-name="P76">consiste di una pagina contente link alle varie notizie, ogni link è dotato di una immagine e un riassunto della notizia.</text:p>
      <text:p text:style-name="P43"><text:span text:style-name="T42">→ la pagina dedicata alla notizia fornisce un'articolo e ulteriori immagini sulla stessa. </text:span><text:span text:style-name="T50"><text:s/></text:span></text:p>
      <text:p text:style-name="P35">-<text:span text:style-name="T51">eventi: (</text:span><text:a xlink:type="simple" xlink:href="http://www.acquariodicattolica.it/eventi.php" text:style-name="Internet_20_link" text:visited-style-name="Visited_20_Internet_20_Link"><text:span text:style-name="T16">http://www.acquariodicattolica.it/eventi.php</text:span></text:a><text:span text:style-name="T51">)</text:span></text:p>
      <text:p text:style-name="P45">stessa struttura </text:p>
      <text:p text:style-name="P46">a occhio stessa STRUTTURA PER TUTTE LE PAGINE</text:p>
      <text:p text:style-name="P42">-<text:span text:style-name="T51">curiosità: (</text:span><text:span text:style-name="T16">http://www.acquariodicattolica.it/curiosita.php</text:span><text:span text:style-name="T51">)</text:span></text:p>
      <text:p text:style-name="P42">-<text:span text:style-name="T51">belle scoperte: (</text:span><text:span text:style-name="T16">http://www.acquariodicattolica.it/belle_scoperte__.php</text:span><text:span text:style-name="T51">)</text:span></text:p>
      <text:p text:style-name="P42">-<text:span text:style-name="T51">comunicati stampa: (</text:span><text:span text:style-name="T16">http://www.acquariodicattolica.it/comunicati_stampa.php</text:span><text:span text:style-name="T51">)</text:span></text:p>
      <text:p text:style-name="P42">-<text:span text:style-name="T51">contatta l'ufficio stampa: (</text:span><text:span text:style-name="T16">http://www.acquariodicattolica.it/contatta_ufficio_stampa.php</text:span><text:span text:style-name="T51">)</text:span></text:p>
      <text:p text:style-name="P40"/>
      <text:p text:style-name="P44">4)<text:span text:style-name="T52">contiene una pagina NEWS (</text:span><text:a xlink:type="simple" xlink:href="http://www.acquariodigenova.it/blog" text:style-name="Internet_20_link" text:visited-style-name="Visited_20_Internet_20_Link"><text:span text:style-name="T17">http://www.acquariodigenova.it/blog</text:span></text:a><text:span text:style-name="T44">) stessa struttura dalla sezione ultime notizie </text:span><text:span text:style-name="T45">di (1)</text:span></text:p>
      <text:p text:style-name="P75"/>
      <text:p text:style-name="P73">NB<text:span text:style-name="T32"> potrebbe essere possibile che </text:span><text:span text:style-name="T43">le notizie possano dover influenzare i prezzi dei biglietti (in caso di sconti per feste o simili) come fare? </text:span></text:p>
      <text:p text:style-name="P77">→ soluzione furba/bara: dato che noi diamo solo la possibilità di prenotare gli sconti valgono solo una volta presentatisi alla cassa, il preventivo online non li conta.</text:p>
      <text:p text:style-name="P77"/>
      <text:p text:style-name="P40">IN BREVE</text:p>
      <text:p text:style-name="P46">credo che la struttura presentata da (4) sia sufficente, al più potremmo dividere di separare le NOTIZIE (che so: nato nuovo delfino nella nostra colonia?), dagli EVENTI (sconti di natale), ma la struttura di base dovrebbe funzionare (una pagina contentente i link alle singole notizie).</text:p>
      <text:p text:style-name="P74">Essenzialmente la struttura di un piccolo blog, dove è possibile inserire nuovi post (?)</text:p>
      <text:p text:style-name="P46"><text:span text:style-name="T10">NB </text:span><text:span text:style-name="T32">credo ci convenga inserire un sistema di paginazione per evitare di arrivare ad avere pagine troppo lunghe (10 notizie max per pagina per dire, e bottoni per vedere le notizie più recenti/ meno recenti)</text:span></text:p>
      <text:p text:style-name="P34"/>
      <text:p text:style-name="P34">BIGLIETTI</text:p>
      <text:p text:style-name="P34"/>
      <text:p text:style-name="P34">1) contiene (a) una sezione dedicata ai biglietti e <text:s/>(b) un link sulla pagina HOME;</text:p>
      <text:p text:style-name="P34">a)la sezione dedicata ai biglietti contiene pagine dedicate a: </text:p>
      <text:p text:style-name="P34">-offerte stagionali/legate ad un evento <text:span text:style-name="T10">(es:http://www.acquariodicattolica.it/natale.php)</text:span> </text:p>
      <text:p text:style-name="P34">-una pagina dedicata alle tariffe singole (che specifica i prezzi per bambini, adulti, oversessanta ecc)</text:p>
      <text:p text:style-name="P62">(http://www.acquariodicattolica.it/tariffe_individuali.php)</text:p>
      <text:p text:style-name="P34">-una pagina dedicata alle tariffe di gruppo <text:span text:style-name="T10">(http://www.acquariodicattolica.it/tariffe_individuali.php)</text:span></text:p>
      <text:p text:style-name="P34">-abbonamenti &amp; altre partership. <text:span text:style-name="T10">(es: http://www.acquariodicattolica.it/abbonamento.php)</text:span></text:p>
      <text:p text:style-name="P34">Tutte queste pagine sono STATICHE, e presentano una struttura più o meno comune, costituita da un breve testo, solitamente contenete una “lista” (credo tag &lt;ul&gt; ecc) per esplicitare i prezzi ecc, <text:span text:style-name="T46">costituito anche da più paragrafi (caratteristica assente in molte delle altre pagine del sito), </text:span><text:soft-page-break/><text:span text:style-name="T46">affiancate da un link che porta alla stessa pagina data dal link (b) e seguite da un video promozionale.</text:span></text:p>
      <text:p text:style-name="P63">NB<text:span text:style-name="T32"> info riguardanti visite guidate e tariffe per scolaresche si trovano invece in una sezione denominata SCUOLA, ma seguono la stessa struttura di <text:s/>base </text:span>(es:<text:a xlink:type="simple" xlink:href="http://www.acquariodicattolica.it/tariffe_scuole.php" text:style-name="Internet_20_link" text:visited-style-name="Visited_20_Internet_20_Link">http://www.acquariodicattolica.it/tariffe_scuole.php</text:a>)<text:span text:style-name="T32">.</text:span></text:p>
      <text:p text:style-name="P64"><text:span text:style-name="T32">b)porta ad una pagina adibita all'acquisto online dei biglietti </text:span><text:span text:style-name="T33">(</text:span><text:span text:style-name="T47">http://ticket.acquariodicattolica.it/</text:span><text:span text:style-name="T33">)</text:span><text:span text:style-name="T32">, </text:span><text:span text:style-name="T33">fornisce 4 opzioni:</text:span></text:p>
      <text:p text:style-name="P78">-combinati (2 parchi)</text:p>
      <text:p text:style-name="P78">-martedì family day</text:p>
      <text:p text:style-name="P78">-biglietti con data</text:p>
      <text:p text:style-name="P78">-biglietti a data libera</text:p>
      <text:p text:style-name="P66"><text:span text:style-name="T32">scelta una opzione porta ad una pagina </text:span><text:span text:style-name="T34">contenente un breve testo di</text:span><text:span text:style-name="T32"> presentazione dei vantaggi associati all'opzione scelta </text:span>(es:<text:a xlink:type="simple" xlink:href="http://ticket.acquariodicattolica.it/data_libera.php" text:style-name="Internet_20_link" text:visited-style-name="Visited_20_Internet_20_Link">http://ticket.acquariodicattolica.it/data_libera.php</text:a>)<text:span text:style-name="T32"> </text:span><text:span text:style-name="T34">e una form dove scegliere il numero di biglietti da comprare divisi per adulti/ bambini (due campi distinti), </text:span></text:p>
      <text:p text:style-name="P66"><text:span text:style-name="T48">NB</text:span><text:span text:style-name="T34"> sulla stessa pagina, selezionando i numeri di biglietti voluti viene dato il prezzo totale.</text:span></text:p>
      <text:p text:style-name="P79">Data conferma dell'acquisto viene richiesto il login/registrazione e conferma l'acquisto.</text:p>
      <text:p text:style-name="P67">NB<text:span text:style-name="T32"> ho seguito la procedura per i biglietti a data libera perché, apparentemente, sono l'unico link funzionante.</text:span></text:p>
      <text:p text:style-name="P80"/>
      <text:p text:style-name="P65"><text:span text:style-name="T32">4)</text:span><text:span text:style-name="T34">presenta una unica pagina, riferita da diversi link sparsi per tutto il sito </text:span><text:span text:style-name="T48">(</text:span><text:a xlink:type="simple" xlink:href="http://www.acquariodigenova.it/pianifica-la-tua-visita" text:style-name="Internet_20_link" text:visited-style-name="Visited_20_Internet_20_Link"><text:span text:style-name="T48">http://www.acquariodigenova.it/pianifica-la-tua-visita</text:span></text:a><text:span text:style-name="T48">)</text:span><text:span text:style-name="T34"> dove è riassunto tutto quel che su (1) troviamo diviso in più pagine della sezione BIGLIETTI; la pagina contiene una tabella che presenta i prezzi per le varie categorie di cliente (righe), in base alle offerte (colonne), gli abbonamenti possibili ecc. Alla fine della tabella, sulla colonna relativa all'offerta scelta sono presenti i link per effettuare l'acquisto, NB ogni link sembra portare ad una form </text:span><text:span text:style-name="T35">comune, immagino che a cambiare in base al link scelto sia solo il tipo di biglietto (dunque info relative al prezzo ecc).</text:span><text:span text:style-name="T34"> </text:span></text:p>
      <text:p text:style-name="P81">Form:</text:p>
      <text:p text:style-name="P81">è divisa in più pagine, una per ognuno dei seguenti argomenti:</text:p>
      <text:p text:style-name="P81">-data</text:p>
      <text:p text:style-name="P81">-(ora di ) ingresso</text:p>
      <text:p text:style-name="P81">-(numero)biglietti, divisi in base all'età, come in (1) la pagina calcola immediatamente il prezzo totale</text:p>
      <text:p text:style-name="P81">-autenticazione</text:p>
      <text:p text:style-name="P81">-pagamento </text:p>
      <text:p text:style-name="P81">-fine</text:p>
      <text:p text:style-name="P81"/>
      <text:p text:style-name="P68">NB<text:span text:style-name="T32"> in entrambi i casi ho seguito la procedura solo fino alla richiesta di autenticazione (tanto non ho neanche modo di <text:s/>pagare in modo da vedere come viene effettuato il salvataggio della richiesta, quindi... little is lost)</text:span></text:p>
      <text:p text:style-name="P81"/>
      <text:p text:style-name="P81">IN BREVE</text:p>
      <text:p text:style-name="P69"><text:span text:style-name="T32">credo che il metodo usato da (4) <text:s/>(una sola pagina per decidere il tipo di biglietto, seguita da form per completare la prenotazione) sia interessante, for</text:span><text:span text:style-name="T36">se una possibilità potrebbe essere:</text:span></text:p>
      <text:p text:style-name="P82">-una pagina unica dove trovare </text:p>
      <text:p text:style-name="P82">a)le categorie, spiegate mediante breve testo &amp; prezzi:</text:p>
      <text:p text:style-name="P82">→ biglietti singoli (&amp; famiglie, in breve gruppi piccoli)</text:p>
      <text:p text:style-name="P82">→ gruppi</text:p>
      <text:p text:style-name="P82">→ scolaresche</text:p>
      <text:p text:style-name="P82">b)offerte &amp; abbonamenti</text:p>
      <text:p text:style-name="P70"><text:span text:style-name="T32">Qualsiasi </text:span><text:span text:style-name="T37">categoria <text:s/></text:span><text:span text:style-name="T39">di (a) </text:span><text:span text:style-name="T37">porta alla form per effettuare la prenotazione, </text:span><text:span text:style-name="T39">simile a quella di (4)</text:span><text:span text:style-name="T37">, portando con se modifiche al prezzo e ad altre caratteristiche in base alla categoria.</text:span><text:span text:style-name="T32"> </text:span><text:span text:style-name="T37">(?)</text:span></text:p>
      <text:p text:style-name="P71"><text:span text:style-name="T49">N</text:span>B<text:span text:style-name="T32"> questo vale se giudichiamo utile avere un sistema di prenotazioni che richiede una data per la </text:span><text:soft-page-break/><text:span text:style-name="T32">visita, altrimenti potremmo preferire l'approccio di (1); </text:span></text:p>
      <text:p text:style-name="P83">Inoltre potrebbe essere una buona idea in entrambi i casi fornire più opzioni per:</text:p>
      <text:p text:style-name="P72"><text:span text:style-name="T32">→</text:span><text:span text:style-name="T40"> </text:span><text:span text:style-name="T32">rappresentare le tipologie di cliente </text:span><text:span text:style-name="T40">nella form e usare, invece che dare solo i campi numero di biglietti per adulti/ numero di biglietti per bambini </text:span><text:span text:style-name="T41">fornire anche le opzioni per over60 ecc con rispettivi prezzi;</text:span></text:p>
      <text:p text:style-name="P72"><text:span text:style-name="T41">→ </text:span><text:span text:style-name="T42">dare le opzioni di dichiarare di star comprando per scolaresca &amp; gruppo(?)</text:span></text:p>
      <text:p text:style-name="P36"/>
      <text:p text:style-name="P47">PAGINA DI LOGIN/REGISTRAZIONE</text:p>
      <text:p text:style-name="P48">1)pagina contente le form <text:span text:style-name="T54">(</text:span><text:span text:style-name="T18">http://ticket.acquariodicattolica.it/login.php</text:span><text:span text:style-name="T54">)</text:span></text:p>
      <text:p text:style-name="P47">-di login con campi </text:p>
      <text:p text:style-name="P47">→ email </text:p>
      <text:p text:style-name="P47">→ password </text:p>
      <text:p text:style-name="P37">-<text:span text:style-name="T53">recupero password con campo </text:span></text:p>
      <text:p text:style-name="P47">→ email</text:p>
      <text:p text:style-name="P37">-<text:span text:style-name="T53">registrazione con campi </text:span></text:p>
      <text:p text:style-name="P47">→ privato/azienda (radio)</text:p>
      <text:p text:style-name="P37">→<text:span text:style-name="T53"> mail</text:span></text:p>
      <text:p text:style-name="P37">→<text:span text:style-name="T53"> cellulare</text:span></text:p>
      <text:p text:style-name="P37">→<text:span text:style-name="T53"> stato</text:span></text:p>
      <text:p text:style-name="P37">→<text:span text:style-name="T53"> provincia</text:span></text:p>
      <text:p text:style-name="P37">→<text:span text:style-name="T53"> password</text:span></text:p>
      <text:p text:style-name="P37"/>
      <text:p text:style-name="P48">4)pagina contente le form <text:span text:style-name="T18">(http://www.acquariodigenova.it/accedi#/accedi/accedi)</text:span></text:p>
      <text:p text:style-name="P47">-login <text:span text:style-name="T10">NB</text:span> in caso di errore nel compilare i campi passi ad una pagina per il recupero password:</text:p>
      <text:p text:style-name="P47">→ nome utente</text:p>
      <text:p text:style-name="P47">→ password</text:p>
      <text:p text:style-name="P47">-registrazione</text:p>
      <text:p text:style-name="P47">→ privato/azienda (radio)</text:p>
      <text:p text:style-name="P47">→ nome</text:p>
      <text:p text:style-name="P47">→ cognome</text:p>
      <text:p text:style-name="P47">→<text:span text:style-name="T54"> indirizzo</text:span></text:p>
      <text:p text:style-name="P47">→<text:span text:style-name="T54"> cap</text:span></text:p>
      <text:p text:style-name="P47">→<text:span text:style-name="T54"> città</text:span></text:p>
      <text:p text:style-name="P47">→<text:span text:style-name="T54"> stato</text:span></text:p>
      <text:p text:style-name="P47">→ nome utente</text:p>
      <text:p text:style-name="P47">→ mail &amp; conferma mail</text:p>
      <text:p text:style-name="P47">→ password &amp; conferma password</text:p>
      <text:p text:style-name="P49"/>
      <text:p text:style-name="P50">IN BREVE</text:p>
      <text:p text:style-name="P50">entrambe i siti di esempio presentano essenzialmente la stessa struttura, e direi che uno qualunque dei due può essere usato come sorgente per la nostra pagina.</text:p>
      <text:p text:style-name="P47"/>
      <text:p text:style-name="P34">PAGINA UTENTE</text:p>
      <text:p text:style-name="P51">1) sezione contenente le pagine:</text:p>
      <text:p text:style-name="P51">-I MIEI ORDINI </text:p>
      <text:p text:style-name="P51">→ contiene una tabella con i campi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88">Codice Trans</text:p>
          </table:table-cell>
          <table:table-cell table:style-name="Tabella1.A1" office:value-type="string">
            <text:p text:style-name="P88">Data Inserimento</text:p>
          </table:table-cell>
          <table:table-cell table:style-name="Tabella1.A1" office:value-type="string">
            <text:p text:style-name="P88">Stato Ordine</text:p>
          </table:table-cell>
          <table:table-cell table:style-name="Tabella1.A1" office:value-type="string">
            <text:p text:style-name="P88">Totale</text:p>
          </table:table-cell>
          <table:table-cell table:style-name="Tabella1.A1" office:value-type="string">
            <text:p text:style-name="P89">- F -</text:p>
          </table:table-cell>
        </table:table-row>
      </table:table>
      <text:p text:style-name="P51">Di interpretazione non completamente chiara</text:p>
      <text:p text:style-name="P51">-I MIEI DATI <text:s/>(http://ticket.acquariodicattolica.it/dati.php)</text:p>
      <text:p text:style-name="P51">→ contiene una form quasi identica a quella della pagina REGISTRATI <text:span text:style-name="T10">NB</text:span> esclusi i campi <text:soft-page-break/>password</text:p>
      <text:p text:style-name="P51">→ una form per cambiare la password con i campi vecchia “password” &amp; “nuova password”</text:p>
      <text:p text:style-name="P51">-acquista biglietti</text:p>
      <text:p text:style-name="P51">→ pagina identica a quella già descritta nella sezione BIGLIETTI di (1) con le diverse opzioni</text:p>
      <text:p text:style-name="P51">-link di log out</text:p>
      <text:p text:style-name="P34"/>
      <text:p text:style-name="P51">4)<text:span text:style-name="T55">sezione contentente</text:span></text:p>
      <text:p text:style-name="P51">→<text:span text:style-name="T55"> acquisti, vuota, nessuna struttura visibile finche non è effettuato un ordine immagino</text:span></text:p>
      <text:p text:style-name="P51">→<text:span text:style-name="T55"> profilo, modificabile solo tramite bottone di modifica, con le stesse info inserite nella form di REGISTRA</text:span></text:p>
      <text:p text:style-name="P51">→<text:span text:style-name="T55"> link di log out</text:span></text:p>
      <text:p text:style-name="P34"/>
      <text:p text:style-name="P52">IN BREVE</text:p>
      <text:p text:style-name="P53">la struttura di base è identica, e utile anche nel nostro sito; </text:p>
      <text:p text:style-name="P55">di mio apprezzo la pagina I MIEI ORDINI di (1) perché dà un minimo di struttura in più, anche se resta l'uso di tabelle non è mai privo di problemi. </text:p>
      <text:p text:style-name="P38"/>
      <text:p text:style-name="P34">PAGINA AMMINISTRATORE</text:p>
      <text:p text:style-name="P34"/>
      <text:p text:style-name="P40">impossibile ottenere info al riguardo in base ai siti di esempio, per ovvi motivi.</text:p>
      <text:p text:style-name="P54">NB l'amministratore ha bisogno di una struttura simile a quella della sezione utente, ma ha bisogno di una pagina dove inserire le <text:span text:style-name="T57">NOTIZIE</text:span> più di quanto abbia bisogno di <text:span text:style-name="T56">una pagina I MIEI ORDINI.</text:span></text:p>
      <text:p text:style-name="P54"/>
      <text:p text:style-name="P56">-QUALI FUNZIONALITà VOGLIAMO/ DOBBIAMO FORNIRE?</text:p>
      <text:p text:style-name="P54">-<text:span text:style-name="T58">QUALI FUNZIONI AUSILIARIE DOBBIAMO USARE?</text:span></text:p>
      <text:p text:style-name="P54"/>
      <text:p text:style-name="P3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37:49.810000000</meta:creation-date>
    <dc:date>2016-12-13T10:27:28.919000000</dc:date>
    <meta:editing-duration>PT4H48M36S</meta:editing-duration>
    <meta:editing-cycles>24</meta:editing-cycles>
    <meta:generator>LibreOffice/5.0.3.2$Windows_x86 LibreOffice_project/e5f16313668ac592c1bfb310f4390624e3dbfb75</meta:generator>
    <meta:document-statistic meta:table-count="1" meta:image-count="0" meta:object-count="0" meta:page-count="10" meta:paragraph-count="334" meta:word-count="3037" meta:character-count="21567" meta:non-whitespace-character-count="18790"/>
  </office:meta>
</office:document-meta>
</file>